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style:use-window-font-color="true" fo:font-size="6pt" style:font-size-asian="5.25pt" style:font-size-complex="6pt"/>
    </style:style>
    <style:style style:name="P14" style:family="paragraph" style:parent-style-name="Standard">
      <style:text-properties style:use-window-font-color="true" fo:font-size="6pt" fo:language="fr" fo:country="BE" fo:font-weight="bold" style:font-size-asian="5.25pt" style:font-weight-asian="bold" style:font-size-complex="6pt" style:font-weight-complex="bold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SubTitle">
      <style:text-properties style:use-window-font-color="true"/>
    </style:style>
    <style:style style:name="P22" style:family="paragraph" style:parent-style-name="Ttire_5f_bordures_5f_haut_5f_bas">
      <style:text-properties fo:font-size="12pt" officeooo:paragraph-rsid="000817b9" style:font-size-asian="12pt" style:font-size-complex="12pt"/>
    </style:style>
    <style:style style:name="P23" style:family="paragraph" style:parent-style-name="Ttire_5f_bordures_5f_haut_5f_bas">
      <style:text-properties fo:font-size="10pt" officeooo:paragraph-rsid="000817b9" style:font-size-asian="10pt" style:font-size-complex="10pt"/>
    </style:style>
    <style:style style:name="P24" style:family="paragraph" style:parent-style-name="Text_20_body" style:master-page-name="Standard">
      <style:paragraph-properties style:page-number="auto"/>
    </style:style>
    <style:style style:name="P25" style:family="paragraph" style:parent-style-name="Standard">
      <style:text-properties style:use-window-font-color="true" fo:font-style="normal" style:font-style-asian="normal" style:font-style-complex="normal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ff752" style:font-size-asian="10pt" style:font-size-complex="10pt"/>
    </style:style>
    <style:style style:name="T6" style:family="text">
      <style:text-properties officeooo:rsid="000ff752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78688736" text:id="ct78688736">
          <text:insertion>
            <office:change-info>
              <dc:creator>Gauthier Bastien</dc:creator>
              <dc:date>2014-12-23T08:51:00</dc:date>
            </office:change-info>
          </text:insertion>
        </text:changed-region>
        <text:changed-region xml:id="ct78666800" text:id="ct78666800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78621296" text:id="ct78621296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78673104" text:id="ct78673104">
          <text:insertion>
            <office:change-info>
              <dc:creator>Auteur inconnu</dc:creator>
              <dc:date>2015-10-28T13:21:00</dc:date>
            </office:change-info>
          </text:insertion>
        </text:changed-region>
        <text:changed-region xml:id="ct78351024" text:id="ct78351024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112982192" text:id="ct112982192">
          <text:insertion>
            <office:change-info>
              <dc:creator>Auteur inconnu</dc:creator>
              <dc:date>2015-10-28T13:21:00</dc:date>
            </office:change-info>
          </text:insertion>
        </text:changed-region>
        <text:changed-region xml:id="ct67569872" text:id="ct67569872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<text:change-start text:change-id="ct78688736"/>meetingConfig.Title()<text:change-end text:change-id="ct78688736"/>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change-start text:change-id="ct78666800"/>self.Title()<text:change-end text:change-id="ct78666800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78621296"/></text:p>
      <text:p text:style-name="P11"><text:line-break/>ORDRE DU JOUR</text:p>
      <text:p text:style-name="P10"/>
      <text:section text:style-name="Sect1" text:name="Item">
        <text:p text:style-name="P22"><text:span text:style-name="T4"><office:annotation><dc:date>2007-09-24T00:00:00</dc:date><text:p>do section- for item in self.getItems(uids=itemUids, listTypes=['normal'], ordered=True)</text:p></office:annotation></text:span><text:change-start text:change-id="ct78673104"/><text:span text:style-name="T4">item.getItemNumber(relativeTo='meeting', </text:span><text:span text:style-name="T5">for_display=True</text:span><text:span text:style-name="T4">)</text:span><text:change-end text:change-id="ct78673104"/><text:span text:style-name="T4">. </text:span><text:change-start text:change-id="ct78351024"/><text:span text:style-name="T4">item.Title()</text:span><text:change-end text:change-id="ct78351024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8">do text</text:span></text:p><text:p text:style-name="P26"><text:span text:style-name="T8">from xhtml(view.printAdvicesInfos(item))</text:span></text:p></office:annotation>Avis</text:p>
        <text:p text:style-name="P12"/>
        <text:p text:style-name="P16">Projet de délibération :</text:p>
        <text:p text:style-name="P7"><office:annotation><dc:date>2007-09-24T00:00:00</dc:date><text:p text:style-name="P26"><text:span text:style-name="T7">do text</text:span></text:p><text:p text:style-name="P26"><text:span text:style-name="T7">from xhtml(view.printXhtml(item, (item.getMotivation(), '&lt;p&gt;&lt;strong&gt;DECIDE:&lt;/strong&gt;&lt;/p&gt;', item.getDecision())))</text:span></text:p></office:annotation>Projet de décision</text:p>
      </text:section>
      <text:section text:style-name="Sect1" text:name="LateItems">
        <text:p text:style-name="P13"/>
        <text:p text:style-name="P21"><office:annotation><dc:date>2007-10-31T00:00:00</dc:date><text:p>do section- if self.getItems(uids=itemUids, listTypes=['late'], ordered=True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3"><office:annotation><dc:date>2007-10-31T00:00:00</dc:date><text:p>do table- for item in self.getItems(uids=itemUids, listTypes=['late'], ordered=True)</text:p></office:annotation><text:change-start text:change-id="ct112982192"/>item.getItemNumber(relativeTo='meeting', <text:span text:style-name="T6">for_display=True</text:span>)<text:change-end text:change-id="ct112982192"/>. <text:change-start text:change-id="ct67569872"/>item.Title()<text:change-end text:change-id="ct67569872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mAdvices"><office:annotation><dc:creator>Gauthier Bastien</dc:creator><dc:date>2011-05-03T15:59:51</dc:date><text:p text:style-name="P26"><text:span text:style-name="T8">do text</text:span></text:p><text:p text:style-name="P26"><text:span text:style-name="T8">from xhtml(view.printAdvicesInfos(item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 text:style-name="P26"><text:span text:style-name="T7">do text</text:span></text:p><text:p text:style-name="P26"><text:span text:style-name="T7">from xhtml(view.printXhtml(item, (item.getMotivation(), '&lt;p&gt;&lt;strong&gt;DECIDE:&lt;/strong&gt;&lt;/p&gt;', item.getDecision())))</text:span></text:p></office:annotation>Projet de décision</text:p>
              <text:p text:style-name="P7"/>
              <text:p text:style-name="P7"/>
              <text:p text:style-name="P7"/>
              <text:p text:style-name="P7"/>
              <text:p text:style-name="P7"/>
              <text:p text:style-name="P13"/>
            </table:table-cell>
          </table:table-row>
        </table:table>
        <text:p text:style-name="P14"/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style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style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style:contextual-spacing="false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style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style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style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style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style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style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style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style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style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style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0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03T16:14:48</meta:creation-date>
    <dc:language>fr-BE</dc:language>
    <meta:editing-cycles>17</meta:editing-cycles>
    <meta:editing-duration>PT5M28S</meta:editing-duration>
    <meta:initial-creator>Gauthier Bastien</meta:initial-creator>
    <dc:date>2016-03-15T10:47:18.629368540</dc:date>
    <meta:document-statistic meta:table-count="4" meta:image-count="0" meta:object-count="0" meta:page-count="1" meta:paragraph-count="17" meta:word-count="43" meta:character-count="377" meta:non-whitespace-character-count="347"/>
    <meta:user-defined meta:name="Info 1"/>
    <meta:user-defined meta:name="Info 2"/>
    <meta:user-defined meta:name="Info 3"/>
    <meta:user-defined meta:name="Info 4"/>
  </office:meta>
</office:document-meta>
</file>